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9b774" officeooo:paragraph-rsid="0029b774"/>
    </style:style>
    <style:style style:name="P6" style:family="paragraph" style:parent-style-name="Standard"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6da98" officeooo:paragraph-rsid="0026da98"/>
    </style:style>
    <style:style style:name="P8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9" style:family="paragraph" style:parent-style-name="Standard">
      <style:paragraph-properties fo:text-align="center" style:justify-single-word="false"/>
      <style:text-properties officeooo:rsid="002ddbb8" officeooo:paragraph-rsid="002ddbb8"/>
    </style:style>
    <style:style style:name="P10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ca5a5"/>
    </style:style>
    <style:style style:name="T3" style:family="text">
      <style:text-properties officeooo:rsid="002c43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Distrett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 <text:span text:style-name="T2">distretto</text:span><text:span text:style-name="T3"> della lesione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ID autoincrementante</text:p>
          </table:table-cell>
          <table:table-cell table:style-name="Table2.A1" office:value-type="string">
            <text:p text:style-name="P10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0:10.540380218</dc:date>
    <meta:editing-duration>PT17M2S</meta:editing-duration>
    <meta:editing-cycles>20</meta:editing-cycles>
    <meta:document-statistic meta:table-count="2" meta:image-count="0" meta:object-count="0" meta:page-count="1" meta:paragraph-count="36" meta:word-count="54" meta:character-count="365" meta:non-whitespace-character-count="347"/>
  </office:meta>
</office:document-meta>
</file>